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563c1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2pt" style:font-size-asian="22pt" style:font-size-complex="2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0563c1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5.5pt" style:font-size-asian="5.5pt" style:font-size-complex="5.5pt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0000" loext:opacity="100%" style:font-name="TimesNewRoman1" fo:font-size="22pt" fo:font-weight="bold" style:font-size-asian="22pt" style:font-weight-asian="bold" style:font-name-complex="TimesNewRoman1" style:font-size-complex="22pt" style:font-weight-complex="bold"/>
    </style:style>
    <style:style style:name="T2" style:family="text">
      <style:text-properties fo:color="#000000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color="#0563c1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NewRoman1" fo:font-size="13pt" fo:font-weight="bold" style:font-size-asian="13pt" style:font-weight-asian="bold" style:font-name-complex="TimesNewRoman1" style:font-size-complex="13pt" style:font-weight-complex="bold"/>
    </style:style>
    <style:style style:name="T5" style:family="text">
      <style:text-properties fo:color="#000000" loext:opacity="100%" style:font-name="Arial" fo:font-size="5.5pt" fo:font-weight="normal" style:font-size-asian="5.5pt" style:font-weight-asian="normal" style:font-name-complex="Arial" style:font-size-complex="5.5pt" style:font-weight-complex="normal"/>
    </style:style>
    <style:style style:name="T6" style:family="text">
      <style:text-properties fo:color="#000000" loext:opacity="100%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7" style:family="text">
      <style:text-properties fo:color="#000000" loext:opacity="100%"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8" style:family="text">
      <style:text-properties fo:color="#1a1a1b" loext:opacity="100%" style:font-name="Arial" fo:font-size="10.5pt" fo:font-weight="bold" style:font-size-asian="10.5pt" style:font-weight-asian="bold" style:font-name-complex="Arial" style:font-size-complex="10.5pt" style:font-weight-complex="bold"/>
    </style:style>
    <style:style style:name="T9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10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1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000000" loext:opacity="100%" style:font-name="Symbol1" fo:font-size="10pt" fo:font-weight="normal" style:font-size-asian="10pt" style:font-weight-asian="normal" style:font-name-complex="Symbol1" style:font-size-complex="10pt" style:font-weight-complex="normal"/>
    </style:style>
    <style:style style:name="T15" style:family="text">
      <style:text-properties fo:color="#000000" loext:opacity="100%" style:font-name="Arial" fo:font-size="1pt" fo:font-weight="bold" style:font-size-asian="1pt" style:font-weight-asian="bold" style:font-name-complex="Arial" style:font-size-complex="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34cm" svg:height="0.86cm" svg:x="8.4cm" svg:y="2.546cm">
          <draw:text-box>
            <text:p text:style-name="P1"><text:span text:style-name="T1">Amrit Chataut</text:span></text:p>
          </draw:text-box>
        </draw:frame>
        <draw:frame draw:style-name="gr2" draw:text-style-name="P3" draw:layer="layout" svg:width="0.352cm" svg:height="0.395cm" svg:x="12.802cm" svg:y="2.919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2.805cm" svg:height="0.026cm" svg:x="7.844cm" svg:y="3.855cm" svg:viewBox="0 0 2806 27" draw:points="0,27 2806,27 2806,0 0,0">
          <text:p/>
        </draw:polygon>
        <draw:polygon draw:style-name="gr3" draw:text-style-name="P4" draw:layer="layout" svg:width="2.224cm" svg:height="0.026cm" svg:x="10.931cm" svg:y="3.855cm" svg:viewBox="0 0 2225 27" draw:points="0,27 2225,27 2225,0 0,0">
          <text:p/>
        </draw:polygon>
        <draw:frame draw:style-name="gr2" draw:text-style-name="P3" draw:layer="layout" svg:width="5.374cm" svg:height="0.395cm" svg:x="7.844cm" svg:y="3.501cm">
          <draw:text-box>
            <text:p text:style-name="P1"><text:span text:style-name="T3">email@email.com</text:span><text:span text:style-name="T2"> | </text:span><text:span text:style-name="T3">eportfolio.com</text:span><text:span text:style-name="T2"> </text:span></text:p>
          </draw:text-box>
        </draw:frame>
        <draw:frame draw:style-name="gr2" draw:text-style-name="P3" draw:layer="layout" svg:width="2.254cm" svg:height="0.395cm" svg:x="9.246cm" svg:y="3.933cm">
          <draw:text-box>
            <text:p text:style-name="P1"><text:span text:style-name="T2">98XXXXXXXX</text:span></text:p>
          </draw:text-box>
        </draw:frame>
        <draw:frame draw:style-name="gr2" draw:text-style-name="P3" draw:layer="layout" svg:width="0.352cm" svg:height="0.395cm" svg:x="10.5cm" svg:y="4.374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6.05cm" svg:height="0.053cm" svg:x="2.461cm" svg:y="5.399cm" svg:viewBox="0 0 16051 54" draw:points="0,54 16051,54 16051,0 0,0">
          <text:p/>
        </draw:polygon>
        <draw:frame draw:style-name="gr5" draw:text-style-name="P6" draw:layer="layout" svg:width="4.549cm" svg:height="0.505cm" svg:x="2.514cm" svg:y="4.823cm">
          <draw:text-box>
            <text:p text:style-name="P1"><text:span text:style-name="T4">Professional Summary </text:span></text:p>
          </draw:text-box>
        </draw:frame>
        <draw:frame draw:style-name="gr6" draw:text-style-name="P7" draw:layer="layout" svg:width="0.193cm" svg:height="0.221cm" svg:x="2.541cm" svg:y="5.46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5.788cm" svg:height="0.412cm" svg:x="2.541cm" svg:y="5.717cm">
          <draw:text-box>
            <text:p text:style-name="P1"><text:span text:style-name="T6">An <text:s/>experienced <text:s/>and <text:s/>highly <text:s/>motivated <text:s/>frontend <text:s/>engineer <text:s/>with </text:span><text:span text:style-name="T6"><text:s/>extensive <text:s/>industry <text:s/>experience </text:span></text:p>
          </draw:text-box>
        </draw:frame>
        <draw:frame draw:style-name="gr7" draw:text-style-name="P8" draw:layer="layout" svg:width="10.255cm" svg:height="0.412cm" svg:x="2.541cm" svg:y="6.158cm">
          <draw:text-box>
            <text:p text:style-name="P1"><text:span text:style-name="T6">obtained from developing web applications for multiple clients. <text:s/></text:span></text:p>
          </draw:text-box>
        </draw:frame>
        <draw:frame draw:style-name="gr7" draw:text-style-name="P8" draw:layer="layout" svg:width="0.369cm" svg:height="0.412cm" svg:x="2.541cm" svg:y="6.599cm">
          <draw:text-box>
            <text:p text:style-name="P1"><text:span text:style-name="T6"><text:s/></text:span></text:p>
          </draw:text-box>
        </draw:frame>
        <draw:polygon draw:style-name="gr4" draw:text-style-name="P5" draw:layer="layout" svg:width="16.05cm" svg:height="0.053cm" svg:x="2.461cm" svg:y="7.64cm" svg:viewBox="0 0 16051 54" draw:points="0,54 16051,54 16051,0 0,0">
          <text:p/>
        </draw:polygon>
        <draw:frame draw:style-name="gr5" draw:text-style-name="P6" draw:layer="layout" svg:width="2.123cm" svg:height="0.505cm" svg:x="2.514cm" svg:y="7.064cm">
          <draw:text-box>
            <text:p text:style-name="P1"><text:span text:style-name="T4">Education </text:span></text:p>
          </draw:text-box>
        </draw:frame>
        <draw:polygon draw:style-name="gr8" draw:text-style-name="P9" draw:layer="layout" svg:width="0.883cm" svg:height="0.423cm" svg:x="17.557cm" svg:y="7.949cm" svg:viewBox="0 0 884 424" draw:points="0,424 884,424 884,0 0,0">
          <text:p/>
        </draw:polygon>
        <draw:frame draw:style-name="gr6" draw:text-style-name="P7" draw:layer="layout" svg:width="0.193cm" svg:height="0.221cm" svg:x="2.541cm" svg:y="7.703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7.038cm" svg:height="0.412cm" svg:x="2.541cm" svg:y="7.958cm">
          <draw:text-box>
            <text:p text:style-name="P1"><text:span text:style-name="T7">CS50 Introduction to Computer Science </text:span></text:p>
          </draw:text-box>
        </draw:frame>
        <draw:frame draw:style-name="gr7" draw:text-style-name="P8" draw:layer="layout" svg:width="8.185cm" svg:height="0.412cm" svg:x="10.165cm" svg:y="7.958cm">
          <draw:text-box>
            <text:p text:style-name="P1"><text:span text:style-name="T7"><text:s text:c="52"/></text:span><text:span text:style-name="T7">Cambridge,</text:span><text:span text:style-name="T8"> USA</text:span></text:p>
          </draw:text-box>
        </draw:frame>
        <draw:frame draw:style-name="gr9" draw:text-style-name="P10" draw:layer="layout" svg:width="0.422cm" svg:height="0.471cm" svg:x="18.44cm" svg:y="7.916cm">
          <draw:text-box>
            <text:p text:style-name="P1"><text:span text:style-name="T9"><text:s/></text:span></text:p>
          </draw:text-box>
        </draw:frame>
        <draw:frame draw:style-name="gr10" draw:text-style-name="P11" draw:layer="layout" svg:width="3.202cm" svg:height="0.433cm" svg:x="2.541cm" svg:y="8.392cm">
          <draw:text-box>
            <text:p text:style-name="P1"><text:span text:style-name="T10">Harvard University</text:span></text:p>
          </draw:text-box>
        </draw:frame>
        <draw:frame draw:style-name="gr2" draw:text-style-name="P3" draw:layer="layout" svg:width="0.352cm" svg:height="0.395cm" svg:x="5.744cm" svg:y="8.424cm">
          <draw:text-box>
            <text:p text:style-name="P1"><text:span text:style-name="T2"><text:s/></text:span><text:span text:style-name="T11"><text:s/></text:span></text:p>
          </draw:text-box>
        </draw:frame>
        <draw:frame draw:style-name="gr2" draw:text-style-name="P3" draw:layer="layout" svg:width="0.352cm" svg:height="0.395cm" svg:x="2.541cm" svg:y="8.91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2.186cm" svg:height="0.505cm" svg:x="2.514cm" svg:y="9.392cm">
          <draw:text-box>
            <text:p text:style-name="P1"><text:span text:style-name="T4">Experience</text:span></text:p>
          </draw:text-box>
        </draw:frame>
        <draw:polygon draw:style-name="gr4" draw:text-style-name="P5" draw:layer="layout" svg:width="16.05cm" svg:height="0.053cm" svg:x="2.461cm" svg:y="9.968cm" svg:viewBox="0 0 16051 54" draw:points="0,54 16051,54 16051,0 0,0">
          <text:p/>
        </draw:polygon>
        <draw:frame draw:style-name="gr9" draw:text-style-name="P10" draw:layer="layout" svg:width="0.422cm" svg:height="0.475cm" svg:x="4.703cm" svg:y="9.418cm">
          <draw:text-box>
            <text:p text:style-name="P1"><text:span text:style-name="T12"><text:s text:c="2"/></text:span></text:p>
          </draw:text-box>
        </draw:frame>
        <draw:frame draw:style-name="gr6" draw:text-style-name="P7" draw:layer="layout" svg:width="0.193cm" svg:height="0.221cm" svg:x="2.541cm" svg:y="10.03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2.775cm" svg:height="0.412cm" svg:x="2.514cm" svg:y="10.313cm">
          <draw:text-box>
            <text:p text:style-name="P1"><text:span text:style-name="T7">Company Name</text:span></text:p>
          </draw:text-box>
        </draw:frame>
        <draw:frame draw:style-name="gr10" draw:text-style-name="P11" draw:layer="layout" svg:width="13.269cm" svg:height="0.433cm" svg:x="5.312cm" svg:y="10.297cm">
          <draw:text-box>
            <text:p text:style-name="P1"><text:span text:style-name="T13"><text:s text:c="90"/></text:span><text:span text:style-name="T10"><text:s/></text:span><text:span text:style-name="T10">Jan </text:span><text:span text:style-name="T10">2021 - Current</text:span></text:p>
          </draw:text-box>
        </draw:frame>
        <draw:frame draw:style-name="gr7" draw:text-style-name="P8" draw:layer="layout" svg:width="0.369cm" svg:height="0.412cm" svg:x="18.37cm" svg:y="10.31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485cm" svg:height="0.395cm" svg:x="2.541cm" svg:y="10.779cm">
          <draw:text-box>
            <text:p text:style-name="P1"><text:span text:style-name="T2">Frontend Software Engineer </text:span></text:p>
          </draw:text-box>
        </draw:frame>
        <draw:frame draw:style-name="gr2" draw:text-style-name="P3" draw:layer="layout" svg:width="0.352cm" svg:height="0.352cm" svg:x="3.15cm" svg:y="11.609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1.5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1.564cm">
          <draw:text-box>
            <text:p text:style-name="P1"><text:span text:style-name="T2">Lorem ipsum dolor sit amet, consectetur adipiscing elit. Mauris </text:span><text:span text:style-name="T2">euismod erat a ex viverra, non </text:span></text:p>
          </draw:text-box>
        </draw:frame>
        <draw:frame draw:style-name="gr2" draw:text-style-name="P3" draw:layer="layout" svg:width="10.941cm" svg:height="0.395cm" svg:x="3.785cm" svg:y="12.005cm">
          <draw:text-box>
            <text:p text:style-name="P1"><text:span text:style-name="T2">euismod turpis euismod. Quisque varius neque quis tempor molestie. <text:s/></text:span></text:p>
          </draw:text-box>
        </draw:frame>
        <draw:frame draw:style-name="gr2" draw:text-style-name="P3" draw:layer="layout" svg:width="0.352cm" svg:height="0.352cm" svg:x="3.15cm" svg:y="12.508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2.4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2.464cm">
          <draw:text-box>
            <text:p text:style-name="P1"><text:span text:style-name="T2">Lorem ipsum dolor sit amet, consectetur adipiscing elit. Mauris </text:span><text:span text:style-name="T2">euismod erat a ex viverra, non </text:span></text:p>
          </draw:text-box>
        </draw:frame>
        <draw:frame draw:style-name="gr2" draw:text-style-name="P3" draw:layer="layout" svg:width="10.941cm" svg:height="0.395cm" svg:x="3.785cm" svg:y="12.905cm">
          <draw:text-box>
            <text:p text:style-name="P1"><text:span text:style-name="T2">euismod turpis euismod. Quisque varius neque quis tempor molestie. <text:s/></text:span></text:p>
          </draw:text-box>
        </draw:frame>
        <draw:frame draw:style-name="gr2" draw:text-style-name="P3" draw:layer="layout" svg:width="0.352cm" svg:height="0.395cm" svg:x="2.541cm" svg:y="13.346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.327cm" svg:height="0.412cm" svg:x="2.514cm" svg:y="13.824cm">
          <draw:text-box>
            <text:p text:style-name="P1"><text:span text:style-name="T7">Private </text:span></text:p>
          </draw:text-box>
        </draw:frame>
        <draw:frame draw:style-name="gr10" draw:text-style-name="P11" draw:layer="layout" svg:width="14.26cm" svg:height="0.433cm" svg:x="4.42cm" svg:y="13.808cm">
          <draw:text-box>
            <text:p text:style-name="P1"><text:span text:style-name="T13"><text:s text:c="99"/></text:span><text:span text:style-name="T10"><text:s/></text:span><text:span text:style-name="T10">Jan 2021 - Current</text:span></text:p>
          </draw:text-box>
        </draw:frame>
        <draw:frame draw:style-name="gr7" draw:text-style-name="P8" draw:layer="layout" svg:width="0.369cm" svg:height="0.412cm" svg:x="18.449cm" svg:y="13.82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3.122cm" svg:height="0.395cm" svg:x="2.541cm" svg:y="14.29cm">
          <draw:text-box>
            <text:p text:style-name="P1"><text:span text:style-name="T2">Programming Tutor </text:span></text:p>
          </draw:text-box>
        </draw:frame>
        <draw:frame draw:style-name="gr2" draw:text-style-name="P3" draw:layer="layout" svg:width="0.352cm" svg:height="0.352cm" svg:x="3.15cm" svg:y="15.12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5.0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5.075cm">
          <draw:text-box>
            <text:p text:style-name="P1"><text:span text:style-name="T2">Lorem ipsum dolor sit amet, consectetur adipiscing elit. Mauris </text:span><text:span text:style-name="T2">euismod erat a ex viverra, non </text:span></text:p>
          </draw:text-box>
        </draw:frame>
        <draw:frame draw:style-name="gr2" draw:text-style-name="P3" draw:layer="layout" svg:width="10.941cm" svg:height="0.395cm" svg:x="3.785cm" svg:y="15.516cm">
          <draw:text-box>
            <text:p text:style-name="P1"><text:span text:style-name="T2">euismod turpis euismod. Quisque varius neque quis tempor molestie. <text:s/></text:span></text:p>
          </draw:text-box>
        </draw:frame>
        <draw:frame draw:style-name="gr2" draw:text-style-name="P3" draw:layer="layout" svg:width="0.352cm" svg:height="0.352cm" svg:x="3.15cm" svg:y="16.019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5.9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5.974cm">
          <draw:text-box>
            <text:p text:style-name="P1"><text:span text:style-name="T2">Lorem ipsum dolor sit amet, consectetur adipiscing elit. Mauris </text:span><text:span text:style-name="T2">euismod erat a ex viverra, non </text:span></text:p>
          </draw:text-box>
        </draw:frame>
        <draw:frame draw:style-name="gr2" draw:text-style-name="P3" draw:layer="layout" svg:width="10.941cm" svg:height="0.395cm" svg:x="3.785cm" svg:y="16.417cm">
          <draw:text-box>
            <text:p text:style-name="P1"><text:span text:style-name="T2">euismod turpis euismod. Quisque varius neque quis tempor molestie. <text:s/></text:span></text:p>
          </draw:text-box>
        </draw:frame>
        <draw:frame draw:style-name="gr2" draw:text-style-name="P3" draw:layer="layout" svg:width="0.352cm" svg:height="0.395cm" svg:x="2.541cm" svg:y="16.8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6.05cm" svg:height="0.053cm" svg:x="2.461cm" svg:y="17.908cm" svg:viewBox="0 0 16051 54" draw:points="0,54 16051,54 16051,0 0,0">
          <text:p/>
        </draw:polygon>
        <draw:frame draw:style-name="gr5" draw:text-style-name="P6" draw:layer="layout" svg:width="1.717cm" svg:height="0.505cm" svg:x="2.514cm" svg:y="17.324cm">
          <draw:text-box>
            <text:p text:style-name="P1"><text:span text:style-name="T4">Projects </text:span></text:p>
          </draw:text-box>
        </draw:frame>
        <draw:frame draw:style-name="gr6" draw:text-style-name="P7" draw:layer="layout" svg:width="0.193cm" svg:height="0.221cm" svg:x="2.541cm" svg:y="17.971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2.957cm" svg:height="0.412cm" svg:x="2.514cm" svg:y="18.226cm">
          <draw:text-box>
            <text:p text:style-name="P1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/text:p>
          </draw:text-box>
        </draw:frame>
        <draw:frame draw:style-name="gr2" draw:text-style-name="P3" draw:layer="layout" svg:width="0.352cm" svg:height="0.352cm" svg:x="3.15cm" svg:y="18.754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8.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8.71cm">
          <draw:text-box>
            <text:p text:style-name="P1"><text:span text:style-name="T2">Lorem ipsum dolor sit amet, consectetur adipiscing elit. Mauris euismod erat a ex viverra, </text:span><text:span text:style-name="T2">non </text:span></text:p>
          </draw:text-box>
        </draw:frame>
        <draw:frame draw:style-name="gr2" draw:text-style-name="P3" draw:layer="layout" svg:width="10.941cm" svg:height="0.395cm" svg:x="3.785cm" svg:y="19.151cm">
          <draw:text-box>
            <text:p text:style-name="P1"><text:span text:style-name="T2">euismo</text:span><text:span text:style-name="T2">d turpis </text:span><text:span text:style-name="T2">euismo</text:span><text:span text:style-name="T2">d. </text:span><text:span text:style-name="T2">Quisqu</text:span><text:span text:style-name="T2">e varius </text:span><text:span text:style-name="T2">neque </text:span><text:span text:style-name="T2">quis </text:span><text:span text:style-name="T2">tempor </text:span><text:span text:style-name="T2">molesti</text:span><text:span text:style-name="T2">e. <text:s/></text:span></text:p>
          </draw:text-box>
        </draw:frame>
        <draw:frame draw:style-name="gr2" draw:text-style-name="P3" draw:layer="layout" svg:width="0.352cm" svg:height="0.352cm" svg:x="3.15cm" svg:y="19.655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19.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19.61cm">
          <draw:text-box>
            <text:p text:style-name="P1"><text:span text:style-name="T2">Lorem ipsum dolor sit amet, consectetur adipiscing elit. Mauris euismod erat a ex viverra, non </text:span></text:p>
          </draw:text-box>
        </draw:frame>
        <draw:frame draw:style-name="gr2" draw:text-style-name="P3" draw:layer="layout" svg:width="10.941cm" svg:height="0.395cm" svg:x="3.785cm" svg:y="20.051cm">
          <draw:text-box>
            <text:p text:style-name="P1"><text:span text:style-name="T2">e</text:span><text:span text:style-name="T2">u</text:span><text:span text:style-name="T2">i</text:span><text:span text:style-name="T2">s</text:span><text:span text:style-name="T2">m</text:span><text:span text:style-name="T2">o</text:span><text:span text:style-name="T2">d</text:span><text:span text:style-name="T2"> </text:span><text:span text:style-name="T2">t</text:span><text:span text:style-name="T2">u</text:span><text:span text:style-name="T2">r</text:span><text:span text:style-name="T2">p</text:span><text:span text:style-name="T2">i</text:span><text:span text:style-name="T2">s</text:span><text:span text:style-name="T2"> </text:span><text:span text:style-name="T2">e</text:span><text:span text:style-name="T2">u</text:span><text:span text:style-name="T2">i</text:span><text:span text:style-name="T2">s</text:span><text:span text:style-name="T2">m</text:span><text:span text:style-name="T2">o</text:span><text:span text:style-name="T2">d</text:span><text:span text:style-name="T2">. </text:span><text:span text:style-name="T2">Q</text:span><text:span text:style-name="T2">u</text:span><text:span text:style-name="T2">i</text:span><text:span text:style-name="T2">s</text:span><text:span text:style-name="T2">q</text:span><text:span text:style-name="T2">u</text:span><text:span text:style-name="T2">e</text:span><text:span text:style-name="T2"> </text:span><text:span text:style-name="T2">v</text:span><text:span text:style-name="T2">a</text:span><text:span text:style-name="T2">r</text:span><text:span text:style-name="T2">i</text:span><text:span text:style-name="T2">u</text:span><text:span text:style-name="T2">s</text:span><text:span text:style-name="T2"> </text:span><text:span text:style-name="T2">n</text:span><text:span text:style-name="T2">e</text:span><text:span text:style-name="T2">q</text:span><text:span text:style-name="T2">u</text:span><text:span text:style-name="T2">e</text:span><text:span text:style-name="T2"> </text:span><text:span text:style-name="T2">q</text:span><text:span text:style-name="T2">u</text:span><text:span text:style-name="T2">i</text:span><text:span text:style-name="T2">s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 </text:span><text:span text:style-name="T2">m</text:span><text:span text:style-name="T2">o</text:span><text:span text:style-name="T2">l</text:span><text:span text:style-name="T2">e</text:span><text:span text:style-name="T2">s</text:span><text:span text:style-name="T2">t</text:span><text:span text:style-name="T2">i</text:span><text:span text:style-name="T2">e</text:span><text:span text:style-name="T2">. </text:span><text:span text:style-name="T2"><text:s/></text:span></text:p>
          </draw:text-box>
        </draw:frame>
        <draw:frame draw:style-name="gr7" draw:text-style-name="P8" draw:layer="layout" svg:width="0.369cm" svg:height="0.412cm" svg:x="2.514cm" svg:y="20.485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2.957cm" svg:height="0.412cm" svg:x="2.514cm" svg:y="20.944cm">
          <draw:text-box>
            <text:p text:style-name="P1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 </text:span></text:p>
          </draw:text-box>
        </draw:frame>
        <draw:frame draw:style-name="gr2" draw:text-style-name="P3" draw:layer="layout" svg:width="0.352cm" svg:height="0.352cm" svg:x="3.15cm" svg:y="21.472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21.4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21.427cm">
          <draw:text-box>
            <text:p text:style-name="P1"><text:span text:style-name="T2">L</text:span><text:span text:style-name="T2">o</text:span><text:span text:style-name="T2">r</text:span><text:span text:style-name="T2">e</text:span><text:span text:style-name="T2">m</text:span><text:span text:style-name="T2"> </text:span><text:span text:style-name="T2">i</text:span><text:span text:style-name="T2">p</text:span><text:span text:style-name="T2">s</text:span><text:span text:style-name="T2">u</text:span><text:span text:style-name="T2">m</text:span><text:span text:style-name="T2"> </text:span><text:span text:style-name="T2">d</text:span><text:span text:style-name="T2">o</text:span><text:span text:style-name="T2">l</text:span><text:span text:style-name="T2">o</text:span><text:span text:style-name="T2">r</text:span><text:span text:style-name="T2"> </text:span><text:span text:style-name="T2">s</text:span><text:span text:style-name="T2">i</text:span><text:span text:style-name="T2">t</text:span><text:span text:style-name="T2"> </text:span><text:span text:style-name="T2">a</text:span><text:span text:style-name="T2">m</text:span><text:span text:style-name="T2">e</text:span><text:span text:style-name="T2">t</text:span><text:span text:style-name="T2">,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c</text:span><text:span text:style-name="T2">t</text:span><text:span text:style-name="T2">e</text:span><text:span text:style-name="T2">t</text:span><text:span text:style-name="T2">u</text:span><text:span text:style-name="T2">r</text:span><text:span text:style-name="T2"> </text:span><text:span text:style-name="T2">a</text:span><text:span text:style-name="T2">d</text:span><text:span text:style-name="T2">i</text:span><text:span text:style-name="T2">p</text:span><text:span text:style-name="T2">i</text:span><text:span text:style-name="T2">s</text:span><text:span text:style-name="T2">c</text:span><text:span text:style-name="T2">i</text:span><text:span text:style-name="T2">n</text:span><text:span text:style-name="T2">g</text:span><text:span text:style-name="T2"> </text:span><text:span text:style-name="T2">e</text:span><text:span text:style-name="T2">l</text:span><text:span text:style-name="T2">i</text:span><text:span text:style-name="T2">t</text:span><text:span text:style-name="T2">.</text:span><text:span text:style-name="T2"> </text:span><text:span text:style-name="T2">M</text:span><text:span text:style-name="T2">a</text:span><text:span text:style-name="T2">u</text:span><text:span text:style-name="T2">r</text:span><text:span text:style-name="T2">i</text:span><text:span text:style-name="T2">s</text:span><text:span text:style-name="T2"> </text:span><text:span text:style-name="T2">e</text:span><text:span text:style-name="T2">u</text:span><text:span text:style-name="T2">i</text:span><text:span text:style-name="T2">s</text:span><text:span text:style-name="T2">m</text:span><text:span text:style-name="T2">o</text:span><text:span text:style-name="T2">d</text:span><text:span text:style-name="T2"> </text:span><text:span text:style-name="T2">e</text:span><text:span text:style-name="T2">r</text:span><text:span text:style-name="T2">a</text:span><text:span text:style-name="T2">t</text:span><text:span text:style-name="T2"> </text:span><text:span text:style-name="T2">a</text:span><text:span text:style-name="T2"> </text:span><text:span text:style-name="T2">e</text:span><text:span text:style-name="T2">x</text:span><text:span text:style-name="T2"> </text:span><text:span text:style-name="T2">v</text:span><text:span text:style-name="T2">i</text:span><text:span text:style-name="T2">v</text:span><text:span text:style-name="T2">e</text:span><text:span text:style-name="T2">r</text:span><text:span text:style-name="T2">r</text:span><text:span text:style-name="T2">a</text:span><text:span text:style-name="T2">,</text:span><text:span text:style-name="T2"> </text:span><text:span text:style-name="T2">n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10.941cm" svg:height="0.395cm" svg:x="3.785cm" svg:y="21.868cm">
          <draw:text-box>
            <text:p text:style-name="P1"><text:span text:style-name="T2">euismod turpis euismod. </text:span><text:span text:style-name="T2">Quisque varius neque quis </text:span><text:span text:style-name="T2">tempor molestie. <text:s/></text:span></text:p>
          </draw:text-box>
        </draw:frame>
        <draw:frame draw:style-name="gr2" draw:text-style-name="P3" draw:layer="layout" svg:width="0.352cm" svg:height="0.352cm" svg:x="3.15cm" svg:y="22.372cm">
          <draw:text-box>
            <text:p text:style-name="P1"><text:span text:style-name="T14">•</text:span></text:p>
          </draw:text-box>
        </draw:frame>
        <draw:frame draw:style-name="gr2" draw:text-style-name="P3" draw:layer="layout" svg:width="0.352cm" svg:height="0.395cm" svg:x="3.309cm" svg:y="22.3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611cm" svg:height="0.395cm" svg:x="3.785cm" svg:y="22.327cm">
          <draw:text-box>
            <text:p text:style-name="P1"><text:span text:style-name="T2">Lorem ipsum dolor sit amet, consectetur adipiscing elit. </text:span><text:span text:style-name="T2">Mauris euismod erat a ex viverra, non </text:span></text:p>
          </draw:text-box>
        </draw:frame>
        <draw:frame draw:style-name="gr2" draw:text-style-name="P3" draw:layer="layout" svg:width="10.941cm" svg:height="0.395cm" svg:x="3.785cm" svg:y="22.768cm">
          <draw:text-box>
            <text:p text:style-name="P1"><text:span text:style-name="T2">e</text:span><text:span text:style-name="T2">u</text:span><text:span text:style-name="T2">i</text:span><text:span text:style-name="T2">s</text:span><text:span text:style-name="T2">m</text:span><text:span text:style-name="T2">o</text:span><text:span text:style-name="T2">d</text:span><text:span text:style-name="T2"> </text:span><text:span text:style-name="T2">t</text:span><text:span text:style-name="T2">u</text:span><text:span text:style-name="T2">r</text:span><text:span text:style-name="T2">p</text:span><text:span text:style-name="T2">i</text:span><text:span text:style-name="T2">s</text:span><text:span text:style-name="T2"> </text:span><text:span text:style-name="T2">e</text:span><text:span text:style-name="T2">u</text:span><text:span text:style-name="T2">i</text:span><text:span text:style-name="T2">s</text:span><text:span text:style-name="T2">m</text:span><text:span text:style-name="T2">o</text:span><text:span text:style-name="T2">d</text:span><text:span text:style-name="T2">.</text:span><text:span text:style-name="T2"> </text:span><text:span text:style-name="T2">Q</text:span><text:span text:style-name="T2">u</text:span><text:span text:style-name="T2">i</text:span><text:span text:style-name="T2">s</text:span><text:span text:style-name="T2">q</text:span><text:span text:style-name="T2">u</text:span><text:span text:style-name="T2">e</text:span><text:span text:style-name="T2"> </text:span><text:span text:style-name="T2">v</text:span><text:span text:style-name="T2">a</text:span><text:span text:style-name="T2">r</text:span><text:span text:style-name="T2">i</text:span><text:span text:style-name="T2">u</text:span><text:span text:style-name="T2">s</text:span><text:span text:style-name="T2"> </text:span><text:span text:style-name="T2">n</text:span><text:span text:style-name="T2">e</text:span><text:span text:style-name="T2">q</text:span><text:span text:style-name="T2">u</text:span><text:span text:style-name="T2">e</text:span><text:span text:style-name="T2"> </text:span><text:span text:style-name="T2">q</text:span><text:span text:style-name="T2">u</text:span><text:span text:style-name="T2">i</text:span><text:span text:style-name="T2">s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 </text:span><text:span text:style-name="T2">m</text:span><text:span text:style-name="T2">o</text:span><text:span text:style-name="T2">l</text:span><text:span text:style-name="T2">e</text:span><text:span text:style-name="T2">s</text:span><text:span text:style-name="T2">t</text:span><text:span text:style-name="T2">i</text:span><text:span text:style-name="T2">e</text:span><text:span text:style-name="T2">.</text:span><text:span text:style-name="T2"> </text:span><text:span text:style-name="T2"><text:s/></text:span></text:p>
          </draw:text-box>
        </draw:frame>
        <draw:frame draw:style-name="gr2" draw:text-style-name="P3" draw:layer="layout" svg:width="0.352cm" svg:height="0.395cm" svg:x="2.541cm" svg:y="23.209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6.05cm" svg:height="0.053cm" svg:x="2.461cm" svg:y="24.26cm" svg:viewBox="0 0 16051 54" draw:points="0,54 16051,54 16051,0 0,0">
          <text:p/>
        </draw:polygon>
        <draw:frame draw:style-name="gr5" draw:text-style-name="P6" draw:layer="layout" svg:width="3.317cm" svg:height="0.505cm" svg:x="2.514cm" svg:y="23.676cm">
          <draw:text-box>
            <text:p text:style-name="P1"><text:span text:style-name="T4">Technical Skills <text:s/></text:span></text:p>
          </draw:text-box>
        </draw:frame>
        <draw:frame draw:style-name="gr11" draw:text-style-name="P12" draw:layer="layout" svg:width="0.034cm" svg:height="0.039cm" svg:x="2.541cm" svg:y="24.317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8.934cm" svg:height="0.395cm" svg:x="2.541cm" svg:y="24.797cm">
          <draw:text-box>
            <text:p text:style-name="P1"><text:span text:style-name="T11">P</text:span><text:span text:style-name="T11">r</text:span><text:span text:style-name="T11">o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t</text:span><text:span text:style-name="T11">: </text:span><text:span text:style-name="T2">[</text:span><text:span text:style-name="T2">H</text:span><text:span text:style-name="T2">t</text:span><text:span text:style-name="T2">m</text:span><text:span text:style-name="T2">l</text:span><text:span text:style-name="T2">, </text:span><text:span text:style-name="T2">C</text:span><text:span text:style-name="T2">S</text:span><text:span text:style-name="T2">S</text:span><text:span text:style-name="T2">, </text:span><text:span text:style-name="T2">J</text:span><text:span text:style-name="T2">a</text:span><text:span text:style-name="T2">v</text:span><text:span text:style-name="T2">a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, </text:span><text:span text:style-name="T2">V</text:span><text:span text:style-name="T2">u</text:span><text:span text:style-name="T2">e</text:span><text:span text:style-name="T2">, </text:span><text:span text:style-name="T2">G</text:span><text:span text:style-name="T2">i</text:span><text:span text:style-name="T2">t</text:span><text:span text:style-name="T2">, </text:span><text:span text:style-name="T2">N</text:span><text:span text:style-name="T2">p</text:span><text:span text:style-name="T2">m</text:span><text:span text:style-name="T2">/</text:span><text:span text:style-name="T2">Y</text:span><text:span text:style-name="T2">a</text:span><text:span text:style-name="T2">r</text:span><text:span text:style-name="T2">n</text:span><text:span text:style-name="T2">] </text:span><text:span text:style-name="T2"><text:s/></text:span></text:p>
          </draw:text-box>
        </draw:frame>
        <draw:frame draw:style-name="gr2" draw:text-style-name="P3" draw:layer="layout" svg:width="3.705cm" svg:height="0.395cm" svg:x="12.705cm" svg:y="24.797cm">
          <draw:text-box>
            <text:p text:style-name="P1"><text:span text:style-name="T11">F</text:span><text:span text:style-name="T11">a</text:span><text:span text:style-name="T11">m</text:span><text:span text:style-name="T11">i</text:span><text:span text:style-name="T11">l</text:span><text:span text:style-name="T11">i</text:span><text:span text:style-name="T11">a</text:span><text:span text:style-name="T11">r</text:span><text:span text:style-name="T11">: </text:span><text:span text:style-name="T2">[</text:span><text:span text:style-name="T2">A</text:span><text:span text:style-name="T2">W</text:span><text:span text:style-name="T2">S</text:span><text:span text:style-name="T2">, </text:span><text:span text:style-name="T2">G</text:span><text:span text:style-name="T2">C</text:span><text:span text:style-name="T2">P</text:span><text:span text:style-name="T2">]</text:span><text:span text:style-name="T11"> 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5T23:47:07.784939566</dc:date>
    <meta:editing-duration>PT3M24S</meta:editing-duration>
    <meta:editing-cycles>1</meta:editing-cycles>
    <meta:document-statistic meta:object-count="81"/>
    <meta:generator>LibreOffice/7.3.7.2$Linux_X86_64 LibreOffice_project/30$Build-2</meta:generator>
  </office:meta>
</office:document-meta>
</file>